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officeooo:paragraph-rsid="00032f2d"/>
    </style:style>
    <style:style style:name="P2" style:family="paragraph" style:parent-style-name="Text_20_body">
      <style:paragraph-properties fo:text-align="center" style:justify-single-word="false"/>
      <style:text-properties officeooo:paragraph-rsid="00032f2d"/>
    </style:style>
    <style:style style:name="P3" style:family="paragraph" style:parent-style-name="Text_20_body">
      <style:paragraph-properties fo:text-align="start" style:justify-single-word="false"/>
      <style:text-properties officeooo:rsid="00032f2d" officeooo:paragraph-rsid="00032f2d"/>
    </style:style>
    <style:style style:name="T1" style:family="text">
      <style:text-properties officeooo:rsid="00032f2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">Projektbeschreibung Futurefund</text:span></text:h>
      <text:p text:style-name="P2"/>
      <text:p text:style-name="P3">Hallo liebe Juri,</text:p>
      <text:p text:style-name="P3">wir, das Projektteam Futurefund, möchten euch unsere Einreichung kurz beschreiben.</text:p>
      <text:p text:style-name="P3">Unser Projekt orientiert sich and den Unbewandertsten der Finanzwelt. Den Anfängern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20T12:12:33.624030900</meta:creation-date>
    <dc:date>2026-01-20T12:23:27.919200300</dc:date>
    <meta:editing-duration>PT10M56S</meta:editing-duration>
    <meta:editing-cycles>1</meta:editing-cycles>
    <meta:document-statistic meta:table-count="0" meta:image-count="0" meta:object-count="0" meta:page-count="1" meta:paragraph-count="4" meta:word-count="26" meta:character-count="213" meta:non-whitespace-character-count="191"/>
    <meta:generator>LibreOffice/25.8.3.2$Windows_X86_64 LibreOffice_project/8ca8d55c161d602844f5428fa4b58097424e324e</meta:generator>
  </office:meta>
</office:document-meta>
</file>